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2d9c" officeooo:paragraph-rsid="00072d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DI – Gerenciamento de Dados e informação</text:p>
      <text:p text:style-name="P1"/>
      <text:p text:style-name="P1"><text:tab/>A cadeira é ministrada pela professora Valéria Times, em sala de aula normal, com algumas aulas práticas no laboratório. </text:p>
      <text:p text:style-name="P1"><text:tab/>A cadeira começa dando um geral sobre Sistemas de informações, e como entram os bancos de Dados para guardar essas informações. Logo após 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</meta:editing-duration>
    <meta:editing-cycles>3</meta:editing-cycles>
    <meta:generator>LibreOffice/5.1.6.2$Linux_X86_64 LibreOffice_project/10m0$Build-2</meta:generator>
    <dc:date>2018-08-14T20:32:13.755163783</dc:date>
    <meta:document-statistic meta:table-count="0" meta:image-count="0" meta:object-count="0" meta:page-count="1" meta:paragraph-count="3" meta:word-count="49" meta:character-count="305" meta:non-whitespace-character-count="255"/>
    <meta:user-defined meta:name="Info 1"/>
    <meta:user-defined meta:name="Info 2"/>
    <meta:user-defined meta:name="Info 3"/>
    <meta:user-defined meta:name="Info 4"/>
  </office:meta>
</office:document-meta>
</file>